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405" officeooo:paragraph-rsid="001c4405"/>
    </style:style>
    <style:style style:name="P2" style:family="paragraph" style:parent-style-name="Standard">
      <style:text-properties officeooo:rsid="001c868e" officeooo:paragraph-rsid="001c868e"/>
    </style:style>
    <style:style style:name="P3" style:family="paragraph" style:parent-style-name="Standard">
      <style:text-properties fo:font-weight="bold" officeooo:rsid="001ddb11" officeooo:paragraph-rsid="001ddb11" style:font-weight-asian="bold" style:font-weight-complex="bold"/>
    </style:style>
    <style:style style:name="T1" style:family="text">
      <style:text-properties officeooo:rsid="001cc8f1"/>
    </style:style>
    <style:style style:name="T2" style:family="text">
      <style:text-properties officeooo:rsid="001e0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: let’s know how many bases are there in the common segments file:</text:p>
      <text:p text:style-name="Standard"/>
      <text:p text:style-name="Standard">cat my_results/common_segments.bed | awk -F'\t' 'BEGIN{SUM=0}{ SUM+=$3-$2 }END{print SUM}'</text:p>
      <text:p text:style-name="Standard"/>
      <text:p text:style-name="Standard">5257400</text:p>
      <text:p text:style-name="Standard"/>
      <text:p text:style-name="P1">Then we are going to intersect the DNAse peaks with this file. To do so, we directly use the intersection option of bedtools.</text:p>
      <text:p text:style-name="P1"/>
      <text:p text:style-name="P1">bedtools intersect -a my_results/common_segments.bed -b input/CD14_monocytesDukeDNaseSeq.pk &gt; my_results/covered_DNAsepeaks.bed</text:p>
      <text:p text:style-name="P1"/>
      <text:p text:style-name="P1">And calculate the covered bases again:</text:p>
      <text:p text:style-name="P1"/>
      <text:p text:style-name="P1">cat my_results/covered_DNAsepeaks.bed | awk -F'\t' 'BEGIN{SUM=0}{ SUM+=$3-$2 }END{print SUM}'</text:p>
      <text:p text:style-name="P1"/>
      <text:p text:style-name="P1">1360517</text:p>
      <text:p text:style-name="P1"/>
      <text:p text:style-name="P1">We do the division between both and the result is that 25.88% of the segments overlap with a DNAseI peak.</text:p>
      <text:p text:style-name="P1"/>
      <text:p text:style-name="P1"/>
      <text:p text:style-name="P3">6</text:p>
      <text:p text:style-name="P2">For percentage of overlapping with hypermethylated regions:</text:p>
      <text:p text:style-name="P2"/>
      <text:p text:style-name="P2">4251502</text:p>
      <text:p text:style-name="P2"/>
      <text:p text:style-name="P2">80.8<text:span text:style-name="T2">7</text:span>%</text:p>
      <text:p text:style-name="P2"/>
      <text:p text:style-name="P2">With hypomethylated regions?</text:p>
      <text:p text:style-name="P2"/>
      <text:p text:style-name="P2">cat hypoBED |awk -F'\t' 'BEGIN{SUM=0}{ SUM+=$3-$2 }END{print SUM}'</text:p>
      <text:p text:style-name="P2"/>
      <text:p text:style-name="P2">134285</text:p>
      <text:p text:style-name="P2"/>
      <text:p text:style-name="P2"><text:span text:style-name="T1">2.55%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20:39:32.457675705</meta:creation-date>
    <dc:date>2022-03-11T17:46:01.933565954</dc:date>
    <meta:editing-duration>PT33M8S</meta:editing-duration>
    <meta:editing-cycles>6</meta:editing-cycles>
    <meta:generator>LibreOffice/7.2.2.2$Linux_X86_64 LibreOffice_project/20$Build-2</meta:generator>
    <meta:document-statistic meta:table-count="0" meta:image-count="0" meta:object-count="0" meta:page-count="1" meta:paragraph-count="17" meta:word-count="113" meta:character-count="841" meta:non-whitespace-character-count="745"/>
  </office:meta>
</office:document-meta>
</file>